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7" table:default-cell-style-name="ce1"/>
        <table:table-column table:style-name="co3" table:default-cell-style-name="ce1"/>
        <table:table-column table:style-name="co3" table:number-columns-repeated="1005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7" office:value-type="string" calcext:value-type="string">
            <text:p>Port 0/0/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7" office:value-type="string" calcext:value-type="string">
            <text:p>Stream number 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7" office:value-type="float" office:value="131500508260" calcext:value-type="float">
            <text:p>1315005082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7" office:value-type="float" office:value="1195459166" calcext:value-type="float">
            <text:p>11954591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9" office:value-type="float" office:value="131500508260" calcext:value-type="float">
            <text:p>131500508260</text:p>
          </table:table-cell>
          <table:table-cell office:value-type="float" office:value="131500524980" calcext:value-type="float">
            <text:p>131500524980</text:p>
          </table:table-cell>
          <table:table-cell office:value-type="float" office:value="131500541810" calcext:value-type="float">
            <text:p>131500541810</text:p>
          </table:table-cell>
          <table:table-cell office:value-type="float" office:value="131500525420" calcext:value-type="float">
            <text:p>131500525420</text:p>
          </table:table-cell>
          <table:table-cell office:value-type="float" office:value="131500507160" calcext:value-type="float">
            <text:p>131500507160</text:p>
          </table:table-cell>
          <table:table-cell office:value-type="float" office:value="131500508260" calcext:value-type="float">
            <text:p>131500508260</text:p>
          </table:table-cell>
          <table:table-cell office:value-type="float" office:value="131500709010" calcext:value-type="float">
            <text:p>131500709010</text:p>
          </table:table-cell>
          <table:table-cell office:value-type="float" office:value="131500659400" calcext:value-type="float">
            <text:p>131500659400</text:p>
          </table:table-cell>
          <table:table-cell office:value-type="float" office:value="131500522780" calcext:value-type="float">
            <text:p>1315005227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9" office:value-type="float" office:value="1195459166" calcext:value-type="float">
            <text:p>1195459166</text:p>
          </table:table-cell>
          <table:table-cell office:value-type="float" office:value="1195459318" calcext:value-type="float">
            <text:p>1195459318</text:p>
          </table:table-cell>
          <table:table-cell office:value-type="float" office:value="1195459471" calcext:value-type="float">
            <text:p>1195459471</text:p>
          </table:table-cell>
          <table:table-cell office:value-type="float" office:value="1195459322" calcext:value-type="float">
            <text:p>1195459322</text:p>
          </table:table-cell>
          <table:table-cell office:value-type="float" office:value="1195459156" calcext:value-type="float">
            <text:p>1195459156</text:p>
          </table:table-cell>
          <table:table-cell office:value-type="float" office:value="1195459166" calcext:value-type="float">
            <text:p>1195459166</text:p>
          </table:table-cell>
          <table:table-cell office:value-type="float" office:value="1195460991" calcext:value-type="float">
            <text:p>1195460991</text:p>
          </table:table-cell>
          <table:table-cell office:value-type="float" office:value="1195460540" calcext:value-type="float">
            <text:p>1195460540</text:p>
          </table:table-cell>
          <table:table-cell office:value-type="float" office:value="1195459298" calcext:value-type="float">
            <text:p>11954592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1005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17.135730262" calcext:value-type="float">
            <text:p>6117,13573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.113285130958" calcext:value-type="float">
            <text:p>90,113285131</text:p>
          </table:table-cell>
          <table:table-cell office:value-type="float" office:value="178657.12916582" calcext:value-type="float">
            <text:p>178657,129165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5" office:value-type="float" office:value="2559" calcext:value-type="float">
            <text:p>2559</text:p>
          </table:table-cell>
          <table:table-cell table:number-columns-repeated="3" office:value-type="float" office:value="4555" calcext:value-type="float">
            <text:p>4555</text:p>
          </table:table-cell>
          <table:table-cell office:value-type="float" office:value="4483" calcext:value-type="float">
            <text:p>4483</text:p>
          </table:table-cell>
          <table:table-cell table:number-columns-repeated="2" office:value-type="float" office:value="7033" calcext:value-type="float">
            <text:p>7033</text:p>
          </table:table-cell>
          <table:table-cell office:value-type="float" office:value="7137" calcext:value-type="float">
            <text:p>7137</text:p>
          </table:table-cell>
          <table:table-cell office:value-type="float" office:value="7161" calcext:value-type="float">
            <text:p>7161</text:p>
          </table:table-cell>
          <table:table-cell office:value-type="float" office:value="9663" calcext:value-type="float">
            <text:p>9663</text:p>
          </table:table-cell>
          <table:table-cell office:value-type="float" office:value="9711" calcext:value-type="float">
            <text:p>9711</text:p>
          </table:table-cell>
          <table:table-cell office:value-type="float" office:value="9663" calcext:value-type="float">
            <text:p>9663</text:p>
          </table:table-cell>
          <table:table-cell office:value-type="float" office:value="9711" calcext:value-type="float">
            <text:p>97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3204" calcext:value-type="float">
            <text:p>3204</text:p>
          </table:table-cell>
          <table:table-cell office:value-type="float" office:value="3180" calcext:value-type="float">
            <text:p>3180</text:p>
          </table:table-cell>
          <table:table-cell office:value-type="float" office:value="3226" calcext:value-type="float">
            <text:p>3226</text:p>
          </table:table-cell>
          <table:table-cell office:value-type="float" office:value="3228" calcext:value-type="float">
            <text:p>3228</text:p>
          </table:table-cell>
          <table:table-cell office:value-type="float" office:value="3234" calcext:value-type="float">
            <text:p>3234</text:p>
          </table:table-cell>
          <table:table-cell office:value-type="float" office:value="5362" calcext:value-type="float">
            <text:p>5362</text:p>
          </table:table-cell>
          <table:table-cell office:value-type="float" office:value="5380" calcext:value-type="float">
            <text:p>5380</text:p>
          </table:table-cell>
          <table:table-cell office:value-type="float" office:value="5382" calcext:value-type="float">
            <text:p>5382</text:p>
          </table:table-cell>
          <table:table-cell office:value-type="float" office:value="5372" calcext:value-type="float">
            <text:p>5372</text:p>
          </table:table-cell>
          <table:table-cell office:value-type="float" office:value="8065" calcext:value-type="float">
            <text:p>8065</text:p>
          </table:table-cell>
          <table:table-cell office:value-type="float" office:value="8069" calcext:value-type="float">
            <text:p>8069</text:p>
          </table:table-cell>
          <table:table-cell office:value-type="float" office:value="8169" calcext:value-type="float">
            <text:p>8169</text:p>
          </table:table-cell>
          <table:table-cell office:value-type="float" office:value="8180" calcext:value-type="float">
            <text:p>8180</text:p>
          </table:table-cell>
          <table:table-cell office:value-type="float" office:value="10949" calcext:value-type="float">
            <text:p>10949</text:p>
          </table:table-cell>
          <table:table-cell office:value-type="float" office:value="10950" calcext:value-type="float">
            <text:p>10950</text:p>
          </table:table-cell>
          <table:table-cell office:value-type="float" office:value="10882" calcext:value-type="float">
            <text:p>10882</text:p>
          </table:table-cell>
          <table:table-cell office:value-type="float" office:value="10942" calcext:value-type="float">
            <text:p>109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19301" calcext:value-type="float">
            <text:p>19301</text:p>
          </table:table-cell>
          <table:table-cell office:value-type="float" office:value="16029" calcext:value-type="float">
            <text:p>16029</text:p>
          </table:table-cell>
          <table:table-cell table:number-columns-repeated="2" office:value-type="float" office:value="19325" calcext:value-type="float">
            <text:p>19325</text:p>
          </table:table-cell>
          <table:table-cell office:value-type="float" office:value="19349" calcext:value-type="float">
            <text:p>19349</text:p>
          </table:table-cell>
          <table:table-cell table:number-columns-repeated="3" office:value-type="float" office:value="30462" calcext:value-type="float">
            <text:p>30462</text:p>
          </table:table-cell>
          <table:table-cell office:value-type="float" office:value="30390" calcext:value-type="float">
            <text:p>30390</text:p>
          </table:table-cell>
          <table:table-cell office:value-type="float" office:value="35465" calcext:value-type="float">
            <text:p>35465</text:p>
          </table:table-cell>
          <table:table-cell office:value-type="float" office:value="35489" calcext:value-type="float">
            <text:p>35489</text:p>
          </table:table-cell>
          <table:table-cell office:value-type="float" office:value="35257" calcext:value-type="float">
            <text:p>35257</text:p>
          </table:table-cell>
          <table:table-cell office:value-type="float" office:value="35545" calcext:value-type="float">
            <text:p>35545</text:p>
          </table:table-cell>
          <table:table-cell office:value-type="float" office:value="41896" calcext:value-type="float">
            <text:p>41896</text:p>
          </table:table-cell>
          <table:table-cell office:value-type="float" office:value="41920" calcext:value-type="float">
            <text:p>41920</text:p>
          </table:table-cell>
          <table:table-cell office:value-type="float" office:value="41992" calcext:value-type="float">
            <text:p>41992</text:p>
          </table:table-cell>
          <table:table-cell office:value-type="float" office:value="38576" calcext:value-type="float">
            <text:p>385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6742" calcext:value-type="float">
            <text:p>16742</text:p>
          </table:table-cell>
          <table:table-cell office:value-type="float" office:value="13470" calcext:value-type="float">
            <text:p>13470</text:p>
          </table:table-cell>
          <table:table-cell table:number-columns-repeated="2" office:value-type="float" office:value="16766" calcext:value-type="float">
            <text:p>16766</text:p>
          </table:table-cell>
          <table:table-cell office:value-type="float" office:value="16790" calcext:value-type="float">
            <text:p>16790</text:p>
          </table:table-cell>
          <table:table-cell table:number-columns-repeated="4" office:value-type="float" office:value="25907" calcext:value-type="float">
            <text:p>25907</text:p>
          </table:table-cell>
          <table:table-cell office:value-type="float" office:value="28432" calcext:value-type="float">
            <text:p>28432</text:p>
          </table:table-cell>
          <table:table-cell office:value-type="float" office:value="28456" calcext:value-type="float">
            <text:p>28456</text:p>
          </table:table-cell>
          <table:table-cell office:value-type="float" office:value="28120" calcext:value-type="float">
            <text:p>28120</text:p>
          </table:table-cell>
          <table:table-cell office:value-type="float" office:value="28384" calcext:value-type="float">
            <text:p>28384</text:p>
          </table:table-cell>
          <table:table-cell office:value-type="float" office:value="32233" calcext:value-type="float">
            <text:p>32233</text:p>
          </table:table-cell>
          <table:table-cell office:value-type="float" office:value="32209" calcext:value-type="float">
            <text:p>32209</text:p>
          </table:table-cell>
          <table:table-cell office:value-type="float" office:value="32329" calcext:value-type="float">
            <text:p>32329</text:p>
          </table:table-cell>
          <table:table-cell office:value-type="float" office:value="28865" calcext:value-type="float">
            <text:p>288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6501" calcext:value-type="float">
            <text:p>16501</text:p>
          </table:table-cell>
          <table:table-cell office:value-type="float" office:value="13229" calcext:value-type="float">
            <text:p>13229</text:p>
          </table:table-cell>
          <table:table-cell table:number-columns-repeated="2" office:value-type="float" office:value="16501" calcext:value-type="float">
            <text:p>16501</text:p>
          </table:table-cell>
          <table:table-cell office:value-type="float" office:value="16525" calcext:value-type="float">
            <text:p>16525</text:p>
          </table:table-cell>
          <table:table-cell table:number-columns-repeated="3" office:value-type="float" office:value="25473" calcext:value-type="float">
            <text:p>25473</text:p>
          </table:table-cell>
          <table:table-cell office:value-type="float" office:value="25593" calcext:value-type="float">
            <text:p>25593</text:p>
          </table:table-cell>
          <table:table-cell table:number-columns-repeated="2" office:value-type="float" office:value="27758" calcext:value-type="float">
            <text:p>27758</text:p>
          </table:table-cell>
          <table:table-cell office:value-type="float" office:value="27638" calcext:value-type="float">
            <text:p>27638</text:p>
          </table:table-cell>
          <table:table-cell office:value-type="float" office:value="27734" calcext:value-type="float">
            <text:p>27734</text:p>
          </table:table-cell>
          <table:table-cell office:value-type="float" office:value="30067" calcext:value-type="float">
            <text:p>30067</text:p>
          </table:table-cell>
          <table:table-cell office:value-type="float" office:value="30115" calcext:value-type="float">
            <text:p>30115</text:p>
          </table:table-cell>
          <table:table-cell office:value-type="float" office:value="30260" calcext:value-type="float">
            <text:p>30260</text:p>
          </table:table-cell>
          <table:table-cell office:value-type="float" office:value="28191" calcext:value-type="float">
            <text:p>281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6501" calcext:value-type="float">
            <text:p>16501</text:p>
          </table:table-cell>
          <table:table-cell office:value-type="float" office:value="13229" calcext:value-type="float">
            <text:p>13229</text:p>
          </table:table-cell>
          <table:table-cell table:number-columns-repeated="2" office:value-type="float" office:value="16501" calcext:value-type="float">
            <text:p>16501</text:p>
          </table:table-cell>
          <table:table-cell office:value-type="float" office:value="16525" calcext:value-type="float">
            <text:p>16525</text:p>
          </table:table-cell>
          <table:table-cell table:number-columns-repeated="3" office:value-type="float" office:value="25473" calcext:value-type="float">
            <text:p>25473</text:p>
          </table:table-cell>
          <table:table-cell office:value-type="float" office:value="25593" calcext:value-type="float">
            <text:p>25593</text:p>
          </table:table-cell>
          <table:table-cell table:number-columns-repeated="2" office:value-type="float" office:value="27758" calcext:value-type="float">
            <text:p>27758</text:p>
          </table:table-cell>
          <table:table-cell office:value-type="float" office:value="27638" calcext:value-type="float">
            <text:p>27638</text:p>
          </table:table-cell>
          <table:table-cell office:value-type="float" office:value="27734" calcext:value-type="float">
            <text:p>27734</text:p>
          </table:table-cell>
          <table:table-cell office:value-type="float" office:value="30067" calcext:value-type="float">
            <text:p>30067</text:p>
          </table:table-cell>
          <table:table-cell office:value-type="float" office:value="30115" calcext:value-type="float">
            <text:p>30115</text:p>
          </table:table-cell>
          <table:table-cell office:value-type="float" office:value="30260" calcext:value-type="float">
            <text:p>30260</text:p>
          </table:table-cell>
          <table:table-cell office:value-type="float" office:value="28191" calcext:value-type="float">
            <text:p>281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13:56:14.2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4:36:52.435000000</meta:creation-date>
    <dc:date>2016-08-19T13:56:34.856000000</dc:date>
    <meta:editing-duration>PT15H16M13S</meta:editing-duration>
    <meta:editing-cycles>9</meta:editing-cycles>
    <meta:generator>LibreOffice/5.0.2.2$Windows_x86 LibreOffice_project/37b43f919e4de5eeaca9b9755ed688758a8251fe</meta:generator>
    <meta:document-statistic meta:table-count="1" meta:cell-count="691" meta:object-count="0"/>
  </office:meta>
</office:document-meta>
</file>